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controls" svg:width="15cm" svg:height="8.5cm" svg:x="2.5cm" svg:y="10.5cm">
          <text:p/>
        </draw:rect>
        <draw:rect draw:style-name="gr2" draw:text-style-name="P1" draw:id="id1" draw:layer="layout" svg:width="3cm" svg:height="2.5cm" svg:x="3.5cm" svg:y="11cm">
          <text:p text:style-name="P1">Control</text:p>
          <text:p text:style-name="P1">general</text:p>
        </draw:rect>
        <draw:rect draw:style-name="gr2" draw:text-style-name="P1" draw:layer="layout" svg:width="3.5cm" svg:height="2.5cm" svg:x="7.5cm" svg:y="13.5cm">
          <text:p text:style-name="P1">Lógica del</text:p>
          <text:p text:style-name="P1">Juego</text:p>
        </draw:rect>
        <draw:rect draw:style-name="gr2" draw:text-style-name="P1" draw:id="id2" draw:layer="layout" svg:width="3.5cm" svg:height="2.5cm" svg:x="12.5cm" svg:y="11cm">
          <text:p text:style-name="P1">Motor</text:p>
          <text:p text:style-name="P1">gráfico</text:p>
        </draw:rect>
        <draw:rect draw:style-name="gr2" draw:text-style-name="P1" draw:layer="layout" svg:width="3.5cm" svg:height="2.5cm" svg:x="12.5cm" svg:y="15.5cm">
          <text:p text:style-name="P1">Gestor de </text:p>
          <text:p text:style-name="P1">recursos</text:p>
        </draw:rect>
        <draw:rect draw:style-name="gr2" draw:text-style-name="P1" draw:layer="layout" svg:width="4cm" svg:height="2cm" svg:x="8cm" svg:y="20cm">
          <text:p text:style-name="P1">Sistema</text:p>
          <text:p text:style-name="P1">operativo</text:p>
        </draw:rect>
        <draw:connector draw:style-name="gr3" draw:text-style-name="P1" draw:layer="layout" svg:x1="6.5cm" svg:y1="12.25cm" svg:x2="12.5cm" svg:y2="12.25cm" draw:start-shape="id1" draw:start-glue-point="1" draw:end-shape="id2" draw:end-glue-point="3" svg:d="m6500 12250h6000">
          <text:p/>
        </draw:connector>
        <draw:polyline draw:style-name="gr3" draw:text-style-name="P1" draw:layer="controls" svg:width="2.732cm" svg:height="1.951cm" draw:transform="rotate (-0.89605203797372) translate (5.79267366247451cm 12.8658567194811cm)" svg:viewBox="0 0 2733 1952" draw:points="0,8043 1171,8980 2733,7028">
          <text:p/>
        </draw:polyline>
        <draw:polyline draw:style-name="gr3" draw:text-style-name="P1" draw:layer="controls" svg:width="3.264cm" svg:height="1.92cm" draw:transform="rotate (0.694815575218811) translate (11cm 15cm)" svg:viewBox="0 0 3265 1921" draw:points="0,37131 2305,39051 3265,37899">
          <text:p/>
        </draw:polyline>
        <draw:line draw:style-name="gr3" draw:text-style-name="P1" draw:layer="controls" svg:x1="14.5cm" svg:y1="13.5cm" svg:x2="14.5cm" svg:y2="15.5cm">
          <text:p/>
        </draw:line>
        <draw:polyline draw:style-name="gr3" draw:text-style-name="P1" draw:layer="controls" svg:width="8.477cm" svg:height="3.654cm" draw:transform="rotate (-1.15261543801684) translate (4.55704833885292cm 13.2524519385512cm)" svg:viewBox="0 0 8478 3655" draw:points="0,3044 6854,6090 8478,2435">
          <text:p/>
        </draw:polyline>
        <draw:polyline draw:style-name="gr3" draw:text-style-name="P1" draw:layer="controls" svg:width="10.044cm" svg:height="4.135cm" draw:transform="rotate (-1.97571271325721) translate (19.7587733764589cm 13.3967120531793cm)" svg:viewBox="0 0 10045 4136" draw:points="197,-42872 0,-43332 8272,-46877 10045,-42741">
          <text:p/>
        </draw:polyline>
        <draw:polyline draw:style-name="gr3" draw:text-style-name="P1" draw:layer="controls" svg:width="5.366cm" svg:height="2.235cm" draw:transform="rotate (-2.67785867133439) translate (14.7000259089925cm 18.3999654484598cm)" svg:viewBox="0 0 5367 2236" draw:points="0,-45617 224,-46064 4696,-43827 5367,-45169">
          <text:p/>
        </draw:polyline>
        <draw:custom-shape draw:style-name="gr4" draw:text-style-name="P1" draw:layer="controls" svg:width="2cm" svg:height="2cm" svg:x="9cm" svg:y="2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layer="controls" svg:width="2.788cm" svg:height="0.963cm" svg:x="8.712cm" svg:y="24.737cm">
          <draw:text-box>
            <text:p>Jugador</text:p>
          </draw:text-box>
        </draw:frame>
        <draw:line draw:style-name="gr3" draw:text-style-name="P1" draw:layer="controls" svg:x1="9cm" svg:y1="23cm" svg:x2="9cm" svg:y2="22cm">
          <text:p/>
        </draw:line>
        <draw:line draw:style-name="gr3" draw:text-style-name="P1" draw:layer="controls" svg:x1="11cm" svg:y1="22cm" svg:x2="11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4T16:24:24.56</meta:creation-date>
    <dc:date>2011-05-04T18:57:04.62</dc:date>
    <meta:editing-duration>PT01H47M19S</meta:editing-duration>
    <meta:editing-cycles>1</meta:editing-cycles>
    <meta:document-statistic meta:object-count="17"/>
    <meta:generator>OpenOffice.org/3.2$Win32 OpenOffice.org_project/320m18$Build-9502</meta:generator>
  </office:meta>
</office:document-meta>
</file>